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row table:style-name="ro1">
          <table:table-cell table:style-name="Default" office:value-type="string" calcext:value-type="string">
            <text:p>idade_gestacional</text:p>
          </table:table-cell>
          <table:table-cell table:style-name="Default" office:value-type="string" calcext:value-type="string">
            <text:p>valor</text:p>
          </table:table-cell>
          <table:table-cell table:style-name="Default" office:value-type="string" calcext:value-type="string">
            <text:p>percenti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6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7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8.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9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1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1.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2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3.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4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5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6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7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8.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9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0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0.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1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2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3.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4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5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6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7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8.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7.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7.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8.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9.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.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1.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2.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3.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4.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5.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6.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7.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7.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8.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9.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0.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1.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2.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3.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4.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5.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6.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7.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7.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8.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9.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10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11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11.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12.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13.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14.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15.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16.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17.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18.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19.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20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21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21.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22.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23.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24.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25.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26.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27.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28.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29.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30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string" calcext:value-type="string">
            <text:p>30.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1.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2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3.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4.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5.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5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6.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7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8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9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.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1.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2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3.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4.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4.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5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6.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7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8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9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0.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31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32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33.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1.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2.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3.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4.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5.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6.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7.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8.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9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1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1.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2.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3.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4.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5.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6.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7.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8.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9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30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0.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31.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32.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33.7</text:p>
          </table:table-cell>
          <table:table-cell office:value-type="float" office:value="95" calcext:value-type="float">
            <text:p>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0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30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31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2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3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0" loext:min-decimal-places="0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text> R$ 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3T14:32:59.052978951</meta:creation-date>
    <dc:date>2022-01-23T14:35:05.198372085</dc:date>
    <meta:editing-duration>PT2M6S</meta:editing-duration>
    <meta:editing-cycles>1</meta:editing-cycles>
    <meta:generator>LibreOffice/6.4.7.2$Linux_X86_64 LibreOffice_project/40$Build-2</meta:generator>
    <meta:document-statistic meta:table-count="1" meta:cell-count="438" meta:object-count="0"/>
  </office:meta>
</office:document-meta>
</file>